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df0" officeooo:paragraph-rsid="000e4df0"/>
    </style:style>
    <style:style style:name="P2" style:family="paragraph" style:parent-style-name="Standard">
      <style:text-properties officeooo:paragraph-rsid="000e4df0"/>
    </style:style>
    <style:style style:name="P3" style:family="paragraph" style:parent-style-name="Standard">
      <style:text-properties officeooo:rsid="000fafc1" officeooo:paragraph-rsid="000fafc1"/>
    </style:style>
    <style:style style:name="T1" style:family="text">
      <style:text-properties officeooo:rsid="000e4df0"/>
    </style:style>
    <style:style style:name="T2" style:family="text">
      <style:text-properties fo:color="#c9211e" officeooo:rsid="000e4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digitalocean.com/community/tutorials/how-to-create-a-django-app-and-connect-it-to-a-database" text:style-name="Internet_20_link" text:visited-style-name="Visited_20_Internet_20_Link">https://www.digitalocean.com/community/tutorials/how-to-create-a-django-app-and-connect-it-to-a-database</text:a></text:p>
      <text:p text:style-name="Standard"/>
      <text:p text:style-name="P2"><text:span text:style-name="T1">Follow the above tutorial for grooming. Just run a </text:span><text:span text:style-name="T2">#Migrate</text:span><text:span text:style-name="T1"> code before creating superuser. Install mysqlclient properly having wheel.</text:span></text:p>
      <text:p text:style-name="P2"/>
      <text:p text:style-name="P2"/>
      <text:p text:style-name="P1">Follow the hole instructions and 5 tutorials.</text:p>
      <text:p text:style-name="P3"/>
      <text:p text:style-name="P3">#Prerequisites:-</text:p>
      <text:p text:style-name="P3"/>
      <text:p text:style-name="P3"/>
      <text:p text:style-name="P1">asgiref <text:s text:c="8"/>3.2.10 <text:s text:c="2"/></text:p>
      <text:p text:style-name="P1">certifi <text:s text:c="9"/>2020.6.20</text:p>
      <text:p text:style-name="P1">cycler <text:s text:c="9"/>0.10.0 <text:s text:c="2"/></text:p>
      <text:p text:style-name="P1">Django <text:s text:c="7"/>3.1.2 <text:s text:c="3"/></text:p>
      <text:p text:style-name="P1">kiwisolver <text:s text:c="2"/>1.2.0 <text:s text:c="3"/></text:p>
      <text:p text:style-name="P1">matplotlib <text:s text:c="3"/>3.3.2 <text:s text:c="3"/></text:p>
      <text:p text:style-name="P1">mysqlclient <text:s/>2.0.1 <text:s text:c="3"/></text:p>
      <text:p text:style-name="P1">numpy <text:s text:c="8"/>1.19.2 <text:s text:c="2"/></text:p>
      <text:p text:style-name="P1">Pillow <text:s text:c="9"/>7.2.0 <text:s text:c="3"/></text:p>
      <text:p text:style-name="P1">pip <text:s text:c="14"/>20.0.2 <text:s text:c="2"/></text:p>
      <text:p text:style-name="P1">pkg-resources <text:s text:c="2"/>0.0.0 <text:s text:c="3"/></text:p>
      <text:p text:style-name="P1">pyparsing <text:s text:c="4"/>2.4.7 <text:s text:c="3"/></text:p>
      <text:p text:style-name="P1">python-dateutil 2.8.1 <text:s text:c="3"/></text:p>
      <text:p text:style-name="P1">pytz <text:s text:c="11"/>2020.1 <text:s text:c="2"/></text:p>
      <text:p text:style-name="P1">setuptools <text:s text:c="2"/>44.0.0 <text:s text:c="2"/></text:p>
      <text:p text:style-name="P1">six <text:s text:c="13"/>1.15.0 <text:s text:c="2"/></text:p>
      <text:p text:style-name="P1">sqlparse <text:s text:c="5"/>0.4.1</text:p>
      <text:p text:style-name="P1"/>
      <text:p text:style-name="P1"/>
      <text:p text:style-name="P1"/>
      <text:p text:style-name="P1"/>
      <text:p text:style-name="P1"/>
      <text:p text:style-name="P1"/>
      <text:p text:style-name="P1">Thank you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09:03:48.217406289</meta:creation-date>
    <dc:date>2020-10-14T09:51:30.094331810</dc:date>
    <meta:editing-duration>PT47M42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2" meta:word-count="64" meta:character-count="715" meta:non-whitespace-character-count="513"/>
  </office:meta>
</office:document-meta>
</file>